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ndale Mono" svg:font-family="'Andale Mono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="solid" draw:fill-color="#000000" fo:min-height="4cm"/>
    </style:style>
    <style:style style:name="pr4" style:family="presentation" style:parent-style-name="Standard-subtitle" style:list-style-name="L1">
      <style:graphic-properties draw:fill-color="#ffffff" draw:textarea-vertical-align="top" fo:min-height="13.801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3.801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-color="#ffffff" draw:textarea-vertical-align="top" fo:min-height="13.801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3.801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-color="#ffffff" draw:textarea-vertical-align="top" fo:min-height="13.801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  <style:text-properties style:font-name="Open Sans1"/>
    </style:style>
    <style:style style:name="P2" style:family="paragraph">
      <style:paragraph-properties fo:margin-left="0cm" fo:margin-right="0cm" fo:margin-top="0.1cm" fo:margin-bottom="0.1cm" fo:text-align="center" fo:text-indent="0cm"/>
      <style:text-properties style:font-name="Open Sans1"/>
    </style:style>
    <style:style style:name="P3" style:family="paragraph">
      <style:text-properties style:font-name="Open Sans1"/>
    </style:style>
    <style:style style:name="P4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1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style:paragraph-properties fo:margin-left="0cm" fo:margin-right="0cm" fo:margin-top="0.1cm" fo:margin-bottom="0.5cm" fo:text-align="center" fo:text-indent="0cm" style:text-autospace="none"/>
      <style:text-properties fo:color="#ffffff" style:font-name="Open Sans1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1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5cm" fo:text-align="start" fo:text-indent="0cm" style:text-autospace="none"/>
      <style:text-properties style:font-name="Open Sans1" fo:font-size="30pt" style:font-size-asian="30pt" style:font-size-complex="30pt"/>
    </style:style>
    <style:style style:name="P9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1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5cm" fo:text-align="start" fo:text-indent="0cm" style:text-autospace="none"/>
      <style:text-properties style:font-name="Open Sans1" fo:font-size="12pt"/>
    </style:style>
    <style:style style:name="P11" style:family="paragraph">
      <style:paragraph-properties fo:margin-left="0cm" fo:margin-right="0cm" fo:margin-top="0.1cm" fo:margin-bottom="0.5cm" fo:text-align="center" fo:text-indent="0cm" style:text-autospace="none"/>
      <style:text-properties style:font-name="Open Sans1" fo:font-size="12pt"/>
    </style:style>
    <style:style style:name="P12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1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Open Sans1" fo:font-size="18pt" fo:language="en" fo:country="US" style:font-size-asian="18pt" style:font-size-complex="18pt"/>
    </style:style>
    <style:style style:name="T5" style:family="text">
      <style:text-properties style:font-name="Noto Mono" fo:font-size="16pt" fo:language="en" fo:country="US" style:font-size-asian="16pt" style:font-size-complex="16pt"/>
    </style:style>
    <style:style style:name="T6" style:family="text">
      <style:text-properties style:font-name="Noto Mono" fo:font-size="18pt" fo:language="en" fo:country="US" style:font-size-asian="18pt" style:font-size-complex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1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66pt" fo:language="en" fo:country="US" fo:font-style="normal" fo:text-shadow="none" style:text-underline-style="none" fo:font-weight="normal" style:letter-kerning="true" fo:background-color="transparent" style:font-name-asian="Helvetica" style:font-size-asian="66pt" style:font-style-asian="normal" style:font-weight-asian="normal" style:font-name-complex="Helvetica" style:font-size-complex="6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10pt" fo:language="en" fo:country="US" fo:font-style="normal" fo:text-shadow="none" style:text-underline-style="none" fo:font-weight="normal" style:letter-kerning="true" fo:background-color="transparent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4" draw:layer="layout" svg:width="25.199cm" svg:height="17.017cm" svg:x="1.4cm" svg:y="3.68cm" presentation:class="subtitle" presentation:user-transformed="true">
          <draw:text-box>
            <text:p text:style-name="P1"><text:span text:style-name="T1">Test Driven Development</text:span></text:p>
            <text:p text:style-name="P1"><text:span text:style-name="T2"/></text:p>
            <text:p text:style-name="P1"><text:span text:style-name="T1">with Boost.Test</text:span></text:p>
            <text:p text:style-name="P1"><text:span text:style-name="T1"/></text:p>
            <text:p text:style-name="P2"><text:span text:style-name="T3"/></text:p>
            <text:p text:style-name="P2"><text:span text:style-name="T3">Wolfram Rösler</text:span></text:p>
            <text:p text:style-name="P2"><text:span text:style-name="T3"/></text:p>
            <text:p text:style-name="P3"><text:span text:style-name="T4">Slides: </text:span><text:span text:style-name="T5">https://gitlab.com/wolframroesler/Talks/blob/master/tdd.pdf</text:span><text:span text:style-name="T6"> </text:span></text:p>
            <text:p text:style-name="P3"><text:span text:style-name="T4">Source: </text:span><text:span text:style-name="T5">https://gitlab.com/wolframroesler/tdd</text:span></text:p>
          </draw:text-box>
        </draw:frame>
        <anim:par presentation:node-type="timing-root">
          <anim:par smil:begin="id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7" draw:layer="layout" svg:width="28cm" svg:height="4cm" svg:x="0cm" svg:y="0cm" presentation:class="subtitle" presentation:user-transformed="true">
          <draw:text-box>
            <text:p text:style-name="P6"><text:span text:style-name="T7">The Software Development Workflow</text:span></text:p>
          </draw:text-box>
        </draw:frame>
        <draw:frame presentation:style-name="pr4" draw:text-style-name="P9" draw:layer="layout" svg:width="25.199cm" svg:height="14.535cm" svg:x="1.199cm" svg:y="5.6cm">
          <draw:text-box>
            <text:p text:style-name="P8"><text:span text:style-name="T8">a. k. a. the waterfall model.</text:span></text:p>
            <text:p text:style-name="P8"><text:span text:style-name="T9"/></text:p>
            <text:p text:style-name="P8"><text:span text:style-name="T8">1. Have a specification</text:span></text:p>
            <text:p text:style-name="P8"><text:span text:style-name="T8">2. Implement it</text:span></text:p>
            <text:p text:style-name="P8"><text:span text:style-name="T8">3. Test it</text:span></text:p>
            <text:p text:style-name="P8"><text:span text:style-name="T8">4. Ship it</text:span></text:p>
            <text:p text:style-name="P8"><text:span text:style-name="T8">5. Be happy</text:span></text:p>
            <text:p text:style-name="P8"><text:span text:style-name="T8">6. Go to next project</text:span></text:p>
          </draw:text-box>
        </draw:frame>
        <anim:par presentation:node-type="timing-root">
          <anim:par smil:begin="id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5" draw:text-style-name="P7" draw:layer="layout" svg:width="28cm" svg:height="4cm" svg:x="0cm" svg:y="0cm" presentation:class="subtitle" presentation:user-transformed="true">
          <draw:text-box>
            <text:p text:style-name="P6"><text:span text:style-name="T7">The Software Development Workflow</text:span></text:p>
          </draw:text-box>
        </draw:frame>
        <draw:frame presentation:style-name="pr6" draw:text-style-name="P9" draw:layer="layout" svg:width="25.199cm" svg:height="14.535cm" svg:x="1.199cm" svg:y="5.6cm">
          <draw:text-box>
            <text:p text:style-name="P8"><text:span text:style-name="T8">what‘s it‘s like in reality:</text:span></text:p>
            <text:p text:style-name="P8"><text:span text:style-name="T9"/></text:p>
            <text:p text:style-name="P8"><text:span text:style-name="T8">1. Have a rough idea what to do</text:span></text:p>
            <text:p text:style-name="P8"><text:span text:style-name="T8">2. Implement it because that‘s fun</text:span></text:p>
            <text:p text:style-name="P8"><text:span text:style-name="T8">3. No need to test because I‘m a genius</text:span></text:p>
            <text:p text:style-name="P8"><text:span text:style-name="T8">4. Ship it</text:span></text:p>
            <text:p text:style-name="P8"><text:span text:style-name="T8">5. Fix bugs and regressions</text:span></text:p>
            <text:p text:style-name="P8"><text:span text:style-name="T8">6. Go to 5</text:span></text:p>
          </draw:text-box>
        </draw:frame>
        <anim:par presentation:node-type="timing-root">
          <anim:par smil:begin="id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7" draw:text-style-name="P7" draw:layer="layout" svg:width="28cm" svg:height="4cm" svg:x="0cm" svg:y="0cm" presentation:class="subtitle" presentation:user-transformed="true">
          <draw:text-box>
            <text:p text:style-name="P6"><text:span text:style-name="T7">The Test Driven Development Workflow</text:span></text:p>
          </draw:text-box>
        </draw:frame>
        <draw:frame presentation:style-name="pr8" draw:text-style-name="P12" draw:layer="layout" svg:width="25.199cm" svg:height="13.801cm" svg:x="1.199cm" svg:y="5.6cm">
          <draw:text-box>
            <text:p text:style-name="P10"><text:span text:style-name="T10">in a nutshell:</text:span></text:p>
            <text:p text:style-name="P10"><text:span text:style-name="T10"/></text:p>
            <text:p text:style-name="P10"><text:span text:style-name="T10"/></text:p>
            <text:p text:style-name="P11"><text:span text:style-name="T11">TEST FIRST</text:span></text:p>
          </draw:text-box>
        </draw:frame>
        <anim:par presentation:node-type="timing-root">
          <anim:par smil:begin="id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9" draw:text-style-name="P7" draw:layer="layout" svg:width="28cm" svg:height="4cm" svg:x="0cm" svg:y="0cm" presentation:class="subtitle" presentation:user-transformed="true">
          <draw:text-box>
            <text:p text:style-name="P6"><text:span text:style-name="T7">The Test Driven Development Workflow</text:span></text:p>
          </draw:text-box>
        </draw:frame>
        <draw:frame presentation:style-name="pr10" draw:text-style-name="P9" draw:layer="layout" svg:width="25.199cm" svg:height="13.801cm" svg:x="1.199cm" svg:y="5.6cm">
          <draw:text-box>
            <text:p text:style-name="P8"><text:span text:style-name="T8">in detail:</text:span></text:p>
            <text:p text:style-name="P8"><text:span text:style-name="T9"/></text:p>
            <text:p text:style-name="P8"><text:span text:style-name="T8">1. Write a test program (which fails)</text:span></text:p>
            <text:p text:style-name="P8"><text:span text:style-name="T8">2. Implement until test program passes</text:span></text:p>
            <text:p text:style-name="P8"><text:span text:style-name="T8">3. Refactor to improve code quality</text:span></text:p>
            <text:p text:style-name="P8"><text:span text:style-name="T8">4. Make sure all other tests still pass</text:span></text:p>
          </draw:text-box>
        </draw:frame>
        <anim:par presentation:node-type="timing-root">
          <anim:par smil:begin="id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11" draw:text-style-name="P7" draw:layer="layout" svg:width="28cm" svg:height="4cm" svg:x="0cm" svg:y="0cm" presentation:class="subtitle" presentation:user-transformed="true">
          <draw:text-box>
            <text:p text:style-name="P6"><text:span text:style-name="T7">What You Need For TDD</text:span></text:p>
          </draw:text-box>
        </draw:frame>
        <draw:frame presentation:style-name="pr12" draw:text-style-name="P9" draw:layer="layout" svg:width="25.199cm" svg:height="14.556cm" svg:x="1.199cm" svg:y="5.6cm">
          <draw:text-box>
            <text:p text:style-name="P8"><text:span text:style-name="T8">1. Tools</text:span></text:p>
            <text:p text:style-name="P8"><text:span text:style-name="T12">Easy: cppunit, Boost.Test, Google Test, or whatever you like, it‘s easy enough to make your own (if you really want to)</text:span></text:p>
            <text:p text:style-name="P8"><text:span text:style-name="T13"/></text:p>
            <text:p text:style-name="P8"><text:span text:style-name="T8">2. Coverage</text:span></text:p>
            <text:p text:style-name="P8"><text:span text:style-name="T12">Not so easy: Must write test cases for everything</text:span></text:p>
            <text:p text:style-name="P8"><text:span text:style-name="T13"/></text:p>
            <text:p text:style-name="P8"><text:span text:style-name="T8">3. Mindset</text:span></text:p>
            <text:p text:style-name="P8"><text:span text:style-name="T12">Most difficult: Developers and managers must understand the benefits and invest the efforts</text:span></text:p>
          </draw:text-box>
        </draw:frame>
        <anim:par presentation:node-type="timing-root">
          <anim:par smil:begin="id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13" draw:text-style-name="P7" draw:layer="layout" svg:width="28cm" svg:height="4cm" svg:x="0cm" svg:y="0cm" presentation:class="subtitle" presentation:user-transformed="true">
          <draw:text-box>
            <text:p text:style-name="P6"><text:span text:style-name="T7">Resources</text:span></text:p>
          </draw:text-box>
        </draw:frame>
        <draw:frame presentation:style-name="pr14" draw:text-style-name="P9" draw:layer="layout" svg:width="25.199cm" svg:height="13.801cm" svg:x="1.199cm" svg:y="5.6cm">
          <draw:text-box>
            <text:p text:style-name="P8"><text:span text:style-name="T9">https://</text:span><text:span text:style-name="T14">en.wikipedia.org</text:span><text:span text:style-name="T9">/wiki/Test-driven_development</text:span></text:p>
            <text:p text:style-name="P8"><text:span text:style-name="T9">https://</text:span><text:span text:style-name="T14">en.wikipedia.org</text:span><text:span text:style-name="T9">/wiki/XUnit</text:span></text:p>
            <text:p text:style-name="P8"><text:span text:style-name="T9">http://</text:span><text:span text:style-name="T14">wiki.c2.com</text:span><text:span text:style-name="T9">/?TestDrivenDevelopment</text:span></text:p>
            <text:p text:style-name="P8"><text:span text:style-name="T9">https://</text:span><text:span text:style-name="T14">www.boost.org</text:span><text:span text:style-name="T9">/doc/libs/1_68_0/libs/test/doc/html/index.html</text:span></text:p>
            <text:p text:style-name="P8"><text:span text:style-name="T9">https://</text:span><text:span text:style-name="T14">stackoverflow.com</text:span><text:span text:style-name="T9">/</text:span><text:span text:style-name="T15">questions/64333/disadvantages-of-test-driven-development</text:span></text:p>
          </draw:text-box>
        </draw:frame>
        <anim:par presentation:node-type="timing-root">
          <anim:par smil:begin="id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ndale Mono" svg:font-family="'Andale Mono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9-23T17:01:38.433843000</dc:date>
    <dc:creator>Wolfram Rösler</dc:creator>
    <meta:editing-duration>PT4H41M9S</meta:editing-duration>
    <meta:editing-cycles>88</meta:editing-cycles>
    <dc:subject>C++14 profiling</dc:subject>
    <dc:title>Simple profiling with C++14</dc:title>
    <meta:document-statistic meta:object-count="48"/>
  </office:meta>
</office:document-meta>
</file>